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43800000438CAA7B5FE0B8C37CC.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Poppins" svg:font-family="Poppi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oppins1" svg:font-family="Poppins" style:font-family-generic="system" style:font-pitch="variable"/>
  </office:font-face-decls>
  <office:automatic-styles>
    <style:style style:name="P1" style:family="paragraph" style:parent-style-name="Standard">
      <style:paragraph-properties fo:padding="0in" fo:border="none"/>
    </style:style>
    <style:style style:name="P2" style:family="paragraph" style:parent-style-name="Standard">
      <style:paragraph-properties fo:padding="0in" fo:border="none"/>
      <style:text-properties style:font-name="Poppins" fo:font-size="36pt" fo:font-style="normal" fo:font-weight="bold" style:font-name-asian="Poppins1" style:font-size-asian="36pt" style:font-style-asian="normal" style:font-weight-asian="bold" style:font-name-complex="Poppins1" style:font-size-complex="36pt"/>
    </style:style>
    <style:style style:name="P3" style:family="paragraph" style:parent-style-name="Standard">
      <style:paragraph-properties fo:margin-top="0in" fo:margin-bottom="0.1665in" loext:contextual-spacing="false" fo:line-height="100%" fo:padding="0in" fo:border="none"/>
    </style:style>
    <style:style style:name="P4" style:family="paragraph" style:parent-style-name="Standard">
      <style:paragraph-properties fo:margin-top="0in" fo:margin-bottom="0.1665in" loext:contextual-spacing="false" fo:line-height="100%" fo:padding="0in" fo:border="none"/>
      <style:text-properties fo:color="#0000ee" style:text-underline-style="solid" style:text-underline-width="auto" style:text-underline-color="font-color"/>
    </style:style>
    <style:style style:name="P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color="#0000ee" style:text-underline-style="solid" style:text-underline-width="auto" style:text-underline-color="font-color"/>
    </style:style>
    <style:style style:name="P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7" style:family="paragraph" style:parent-style-name="Heading_20_1">
      <style:paragraph-properties fo:padding="0in" fo:border="none"/>
    </style:style>
    <style:style style:name="P8" style:family="paragraph" style:parent-style-name="Heading_20_1">
      <style:paragraph-properties fo:margin-top="0in" fo:margin-bottom="0.1665in" loext:contextual-spacing="false" fo:line-height="100%" fo:padding="0in" fo:border="none"/>
    </style:style>
    <style:style style:name="P9" style:family="paragraph" style:parent-style-name="Heading_20_1">
      <style:paragraph-properties fo:break-before="page" fo:padding="0in" fo:border="none"/>
    </style:style>
    <style:style style:name="P10" style:family="paragraph" style:parent-style-name="Heading_20_1" style:master-page-name="Standard">
      <style:paragraph-properties style:page-number="1" fo:padding="0in" fo:border="none"/>
    </style:style>
    <style:style style:name="T1" style:family="text">
      <style:text-properties style:font-name="Poppins" fo:font-size="36pt" fo:font-style="normal" fo:font-weight="bold" style:font-name-asian="Poppins1" style:font-size-asian="36pt" style:font-style-asian="normal" style:font-weight-asian="bold" style:font-name-complex="Poppins1" style:font-size-complex="36pt"/>
    </style:style>
    <style:style style:name="T2" style:family="text">
      <style:text-properties style:font-name="Poppins" style:font-name-asian="Poppins1" style:font-name-complex="Poppins1"/>
    </style:style>
    <style:style style:name="T3" style:family="text">
      <style:text-properties fo:color="#0000ee" style:text-underline-style="solid" style:text-underline-width="auto" style:text-underline-color="font-color"/>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what is an open air photo booth San Dimas</text:span></text:p>
      <text:p text:style-name="P2"/>
      <text:p text:style-name="P1">We allow premium vibes slow occupation 360 VideoBooths, offering upscale photo activations for your special thing or wedding. our family-owned and operated team is the perfect photo entertainment solution for corporate events, schools, weddings, private parties, and interactive brand activations that is great for Corporate Events. For custom onsite branding, we can back up you make a keen quality for all to enjoy later our stunning 360 video content. Instantly portion this viral video content to make public your brand and event; guaranteed to make your corporate event, wedding, or different special occasion extraordinary, our honor Winning 360 VideoBooth assist allows guests to interact considering the sturdy platform to make their own 360 videos of themselves. Our PhotoBooth is a crowd-pleaser that captures a variety of videos that you can instantly upload to social media and part behind contacts and family. We have been in the photo promotion game for over 10 years and are trusted by brands, concern companies, and party planners looking for more interactive photo experiences that drive incorporation will spice in the works any event, and are tailor-made for immersion and entertainment. {} Our 360 VideoBooth is custom-tailored to your situation needs and allows users to record, edit and allocation videos within 60 seconds. Plus, custom branding options ensure every thing is an elaboration of your own brand, and provides a unique addition to just approximately any event. Creating a seamless video experience is just one of the many ways we can support you reach your issue promotion goals. do you know what the perfect viral publicity answer to tackle you a 5-star corporate event? {} Our rave review Winning 360 video booth Service, captures people from all angles in the same way as our unbelievable 360 videos which can be instantly shared in moments. There are lots of basic photo booths out there that understand pro-quality photos, but what makes ours exchange is that we come up with the money for a fully Customizable photo experience once our 360 VideoBooths. behind a 360 VideoBooth, guests can hop on the platform and it will automatically alternative re them to take possession of themselves from all angles.</text:p>
      <text:p text:style-name="P1"/>
      <text:p text:style-name="P1"/>
      <text:p text:style-name="P1">You already hired a photographer to take over multiple angles of your event, but a photo booth is alternative from hiring an concern photographer and is The absolute harmonize for a Baby shower, gender reveal, private event, or corporate party. Even if you have a photographer for your event, photo booth rentals are a great mannerism to appropriate the computer graphics of your thing and acquire the party started immediately. Photo booth rentals can invade High-Quality Pictures in a booth place but normal photography will mosey almost and document the event. A photo booth is good For Weddings and will be a fun showing off to engross at any occasion. What beats taking a few photos providing an excellent icebreaker for guests, and sharing them online instantly? {} Photo booth rentals, past dancing, drinking, and supplementary entertainment events, are more not quite the experience and are a great way to when branded authentic keepsakes and make a customized experience for any event. We specialize in corporate undertakings but a photo booth is a absolute accessory to in the region of any type of event, from weddings to corporate events, providing interactive entertainment for your visitors. As an other bonus, Creating a branded experience by printing photos at your concern is yet a categorically popular service. Yes, and nothing will spice stirring any issue as soon as a 1st class photo booth print. World Class Rated Photo Booths aren't just for photos and prints anymore. Whether you're booking a insane boomerang or a selfie booth where you can shoot GIFs, or renting an inflatable photo booth that's perfect for your gorgeous 16-year-old, our timeless wedding photo booths are a unique complement to just practically any event. There are with some high-end options in the premium GLAM booth, that features high-quality prints. At this booth, you can print our own High-Quality Pictures bearing in mind an airbrushed look in one shot. You can then use special photo filters to make a essentially special and unique addition to just just about any thing And create slow leisure interest videos similar to our other 360 video booth rental that provides a first-class, easy-to-use photo experience.</text:p>
      <text:p text:style-name="P1"/>
      <text:p text:style-name="P1">Lucky Frog Photo Booth is A family-owned and operated team of Photogs that is considered one of the premier photo booth rental companies in yellow County CA. We meet the expense of the BEST photo booth experience in yellowish-brown County, in the manner of open-minded and far along photo booths that are a good pretentiousness to seize the liveliness of your matter and a perfect adjunct to corporate events, weddings, parties, and extra social gatherings almost OC. {} We allow upscale photo activations for your special event or wedding along subsequent to top-notch photo booths and we are a photo entertainment company that specializes in fun for any occasion. Each feature-filled photo booth is a great icebreaker for guests and is guaranteed to create your corporate event stand out.</text:p>
      <text:p text:style-name="P1">Looking for the best photo booth rental company in orangey County like tribute Winning relieve and tall setting prints? look no further than our Tustin-based Photo Booth Rental, your premier photo booth rental company tailor-made for raptness and entertainment. Photo booths have become a mainstay at all OC events, absolute for every events: corporate events, weddings, anniversaries, birthdays, and graduations. get the best photo booth rental in yellow county, and we are along with the Best Wedding Photo Booth in yellow County. We meet the expense of the most seamless photo booth rental experience and have the most Award-winning Photo Booths in yellowish-brown County. Our booths are broadminded photo booths behind cutting-edge technology such as custom branding, answer photos, top-of-the-line printers, and great quantity of fun props. </text:p>
      <text:p text:style-name="P3">Whether youre looking to pay for a fun experience for your wedding guests or you infatuation a memorable prize at your next-door corporate event, our booths are perfect for all kinds of events; Corporate events, weddings, anniversaries, birthdays, and graduations. approach us today for a release consultation taking into consideration the premiere photo booth rental company in orange County. make your bordering yellowish-brown County-area business stand out, whether it's a wedding, instructor dance, graduation party, or corporate gathering. As the premier photo booth rental help in tawny County, we give happening an unforgettable photo experience, that will depart your guests in the manner of special memories. {} Our Tustin Photo Booth Rental is an amazing photo booth experience concern in tawny County, CA. Our photo booth facilities are detailed &amp; professional, and we have a reputation for providing great facilities in the same way as our all-inclusive packages and best possible photo experiences. We arrogance ourselves on our honest customer benefits and tailor-made for concentration and entertainment. You will get the Best Photo Booth settlement In Town like Tustin Photo Booth Rental than any additional photo booth company in yellow County! We offer World Class Rated photo booth rental services near yellowish-brown County, CA. We give custom branding, the utterly best in unique or custom Photo Booth activations, smooth Designs, and highest environment bolster in Los Angeles and all of yellowish-brown County. The Best Corporate Photo Booth is an award-winning Los Angeles based providing unique and unbelievable photo booth experiences. We manage to pay for one of the most unique photo booth experiences in SOCAL. Our Photo Booths are the perfect fit for your event and come up with the money for fixed prints for all your guests to assume house as soon as them. Our booths are sleek, modern, and the highest feel in Los Angeles and every of tawny County. More than just photo booth rental, Tustin Photo Booth Rental is your one-stop shop for top-quality, and Feature-filled photo booths in yellow County. afterward a number of options to choose from, we have photo booth rentals throughout yellow County; roughly speaking Irvine and La Habra, Anaheim, Long Beach, Buena Park, Yorba Linda, Costa Mesa, Fountain Valley, Lake Forest, Los Alamitos, Laguna Beach, Laguna Hills, Lake Forest, and the Huntington beach Coastal place along later than La Habra, Cerritos, Tustin, and Dana Point, as without difficulty as every of yellowish-brown County. Our company specializes in providing you following High-Quality Pictures to incite create your business a good and fun showing off to occupy for any occasion. log on us today and allow us know what we can do to create a operating quality for every to enjoy. If you are searching for the best photo booth rental company in yellowish-brown County, subsequently satisfaction guaranteed, later look no further! Tustin Photo Booth Rental is your one-stop shop that offers summit photo booth selections friendly for your adjacent OC event. bearing in mind beyond twenty years of experience, underneath our belts our staff is 5-star rated when it comes to making a flawless photo booth to make your matter stand out. From weddings to quinceaeras we have you covered; Whether it's a corporate statute at Fashion Island, a wedding reception on the Laguna Coast, or just a party next associates in Costa Mesa, our photo booth will support you create instant memories that everyone will love. We find the money for premier Photo Booths Fun For every Ages, a super-fun experience like unmovable photos, and thus much more! Our Corporate Photo Booth rental is the premier photo booth rental company in every of orangey County, CA, absolute for Holiday Office Parties, Holiday Festivals, home Parties, Christmas Celebrations, Hanukkah Parties, and, of course, new Years Eve Galas. We are a leading photo entertainment provider for Weddings, Birthdays, Quinceaeras, and extra special deeds regarding orange County . Our photo booths are Social Media Ready and pay for conclusive prints later than custom branding to create a customized experience for any event.</text:p>
      <text:p text:style-name="P8"><text:span text:style-name="T2">RELEVANT KEYWORDS</text:span></text:p>
      <text:p text:style-name="P1">The list of keywords we used to create this document :</text:p>
      <text:p text:style-name="P1"/>
      <text:p text:style-name="P3">what is an open air photo booth San Dimas,photobooth San Dimas,photo booth rentals near San Dimas</text:p>
      <text:p text:style-name="P9"><text:span text:style-name="T2">RECOMMENDED RESOURCES</text:span></text:p>
      <text:p text:style-name="P1">The list of resources and links we recommend you visit :</text:p>
      <text:p text:style-name="P1"/>
      <text:p text:style-name="P1"/>
      <text:p text:style-name="P1"><text:a xlink:type="simple" xlink:href="https://sites.google.com/view/photoboothrentalnearsandimas/home" text:style-name="ListLabel_20_1" text:visited-style-name="ListLabel_20_1"><text:span text:style-name="T3">Photo Booth Rental in San Dimas</text:span></text:a></text:p>
      <text:p text:style-name="P1"><text:a xlink:type="simple" xlink:href="https://drive.google.com/drive/folders/1gBSa9qNUCDt-Mc_mJJfrebklNM-afURK?usp=sharing" text:style-name="ListLabel_20_1" text:visited-style-name="ListLabel_20_1"><text:span text:style-name="T3">Photo Booth Rental in San Dimas</text:span></text:a></text:p>
      <text:p text:style-name="P1"><text:a xlink:type="simple" xlink:href="https://news.google.com/rss/search?q=photoboothrental" text:style-name="ListLabel_20_1" text:visited-style-name="ListLabel_20_1"><text:span text:style-name="T3">Photo Booth Rental in San Dimas</text:span></text:a></text:p>
      <text:p text:style-name="P1"><text:a xlink:type="simple" xlink:href="https://drive.google.com/drive/folders/1qEwqCzSpWjIuppLnlhlBVFM1qUAJPS55?usp=sharing" text:style-name="ListLabel_20_1" text:visited-style-name="ListLabel_20_1"><text:span text:style-name="T3">Photo Booth Rental in San Dimas Articles</text:span></text:a></text:p>
      <text:p text:style-name="P1"><text:a xlink:type="simple" xlink:href="https://drive.google.com/drive/folders/1DszwbC-aDFv903hq4ggdR-26xh6Miy0g?usp=sharing" text:style-name="ListLabel_20_1" text:visited-style-name="ListLabel_20_1"><text:span text:style-name="T3">Photo Booth Rental in San Dimas Photos</text:span></text:a></text:p>
      <text:p text:style-name="P1"><text:a xlink:type="simple" xlink:href="https://drive.google.com/drive/folders/1rw91v6zVGOvh6-P1mDnOBKoN-Z2gPwhX?usp=sharing" text:style-name="ListLabel_20_1" text:visited-style-name="ListLabel_20_1"><text:span text:style-name="T3">Photo Booth Rental in San Dimas PDFs</text:span></text:a></text:p>
      <text:p text:style-name="P1"><text:a xlink:type="simple" xlink:href="https://drive.google.com/drive/folders/1nYrEMeK_so9F7H6mxEvnZ-AtJBwDl2zd?usp=sharing" text:style-name="ListLabel_20_1" text:visited-style-name="ListLabel_20_1"><text:span text:style-name="T3">Photo Booth Rental in San Dimas Slides</text:span></text:a></text:p>
      <text:p text:style-name="P1"><text:a xlink:type="simple" xlink:href="https://drive.google.com/file/d/1IHIC2G-_jX_FVLpEiwEqXTaan-3Xt5mk/view?usp=sharing" text:style-name="ListLabel_20_1" text:visited-style-name="ListLabel_20_1"><text:span text:style-name="T3">Photo Booth Rental in San Dimas</text:span></text:a></text:p>
      <text:p text:style-name="P1"><text:a xlink:type="simple" xlink:href="https://drive.google.com/file/d/1ujzgOjDCSL_ghPLRShMSCsSsKOIeGj2k/view?usp=sharing" text:style-name="ListLabel_20_1" text:visited-style-name="ListLabel_20_1"><text:span text:style-name="T3">Photo Booth Rental in San Dimas</text:span></text:a></text:p>
      <text:p text:style-name="P1"><text:a xlink:type="simple" xlink:href="https://drive.google.com/file/d/12V8lAgLh7ReNPkLxg7QVeMibvPoKQwpM/view?usp=sharing" text:style-name="ListLabel_20_1" text:visited-style-name="ListLabel_20_1"><text:span text:style-name="T3">Photo Booth Rental in San Dimas</text:span></text:a></text:p>
      <text:p text:style-name="P1"><text:a xlink:type="simple" xlink:href="https://drive.google.com/file/d/12__kyIp2hCmet3OViI7ILM1wlJdgAThA/view?usp=sharing" text:style-name="ListLabel_20_1" text:visited-style-name="ListLabel_20_1"><text:span text:style-name="T3">Photo Booth Rental in San Dimas</text:span></text:a></text:p>
      <text:p text:style-name="P1"><text:a xlink:type="simple" xlink:href="https://docs.google.com/spreadsheets/d/172b-pafMiH17ZIZnzIJi_CUmm1PSoAcz1zjaHnlYzwo/edit?usp=sharing" text:style-name="ListLabel_20_1" text:visited-style-name="ListLabel_20_1"><text:span text:style-name="T3">Photo Booth Rental in San Dimas</text:span></text:a></text:p>
      <text:p text:style-name="P1"><text:a xlink:type="simple" xlink:href="https://docs.google.com/spreadsheet/pub?key=172b-pafMiH17ZIZnzIJi_CUmm1PSoAcz1zjaHnlYzwo" text:style-name="ListLabel_20_1" text:visited-style-name="ListLabel_20_1"><text:span text:style-name="T3">Photo Booth Rental in San Dimas key</text:span></text:a></text:p>
      <text:p text:style-name="P1"><text:a xlink:type="simple" xlink:href="https://docs.google.com/spreadsheets/d/172b-pafMiH17ZIZnzIJi_CUmm1PSoAcz1zjaHnlYzwo/pubhtml" text:style-name="ListLabel_20_1" text:visited-style-name="ListLabel_20_1"><text:span text:style-name="T3">Photo Booth Rental in San Dimas pubhtml</text:span></text:a></text:p>
      <text:p text:style-name="P1"><text:a xlink:type="simple" xlink:href="https://docs.google.com/spreadsheets/d/172b-pafMiH17ZIZnzIJi_CUmm1PSoAcz1zjaHnlYzwo/pub" text:style-name="ListLabel_20_1" text:visited-style-name="ListLabel_20_1"><text:span text:style-name="T3">Photo Booth Rental in San Dimas pub</text:span></text:a></text:p>
      <text:p text:style-name="P1"><text:a xlink:type="simple" xlink:href="https://docs.google.com/spreadsheets/d/172b-pafMiH17ZIZnzIJi_CUmm1PSoAcz1zjaHnlYzwo/view" text:style-name="ListLabel_20_1" text:visited-style-name="ListLabel_20_1"><text:span text:style-name="T3">Photo Booth Rental in San Dimas view</text:span></text:a></text:p>
      <text:p text:style-name="P1"><text:a xlink:type="simple" xlink:href="https://docs.google.com/forms/d/14B6Bmi10eGU_mpwXDKjCszuxy7sBwd8rju26lrxRbj4/edit?usp=sharing" text:style-name="ListLabel_20_1" text:visited-style-name="ListLabel_20_1"><text:span text:style-name="T3">Photo Booth Rental in San Dimas</text:span></text:a></text:p>
      <text:p text:style-name="P1"><text:soft-page-break/><text:a xlink:type="simple" xlink:href="https://docs.google.com/drawings/d/1f85gKGFbdSEtY_8OYsG0RXC66x4fynDAncrxT8LQ4Ck/edit?usp=sharing" text:style-name="ListLabel_20_1" text:visited-style-name="ListLabel_20_1"><text:span text:style-name="T3">Photo Booth Rental in San Dimas</text:span></text:a></text:p>
      <text:p text:style-name="P1"><text:a xlink:type="simple" xlink:href="https://drive.google.com/file/d/1tpnxuW89TUi11jKtDR9JDr08CDxHmMk0/view?usp=drivesdk" text:style-name="ListLabel_20_1" text:visited-style-name="ListLabel_20_1"><text:span text:style-name="T3">CTA or Logo</text:span></text:a></text:p>
      <text:p text:style-name="P1"><text:a xlink:type="simple" xlink:href="https://sites.google.com/view/photoboothrentalnearsandimas/home" text:style-name="ListLabel_20_1" text:visited-style-name="ListLabel_20_1"><text:span text:style-name="T3">CTA or Logo - image link</text:span></text:a></text:p>
      <text:p text:style-name="P1"><text:a xlink:type="simple" xlink:href="https://docs.google.com/document/d/1aWM4WgVCzKoTVIrEMhcFg1V9Wg_jsQnqyJyZzPD_rXI/edit?usp=sharing" text:style-name="ListLabel_20_1" text:visited-style-name="ListLabel_20_1"><text:span text:style-name="T3">Photo Booth Rental in San Dimas</text:span></text:a></text:p>
      <text:p text:style-name="P1"><text:a xlink:type="simple" xlink:href="https://docs.google.com/document/d/1aWM4WgVCzKoTVIrEMhcFg1V9Wg_jsQnqyJyZzPD_rXI/pub" text:style-name="ListLabel_20_1" text:visited-style-name="ListLabel_20_1"><text:span text:style-name="T3">Photo Booth Rental in San Dimas pub</text:span></text:a></text:p>
      <text:p text:style-name="P1"><text:a xlink:type="simple" xlink:href="https://docs.google.com/document/d/1aWM4WgVCzKoTVIrEMhcFg1V9Wg_jsQnqyJyZzPD_rXI/view" text:style-name="ListLabel_20_1" text:visited-style-name="ListLabel_20_1"><text:span text:style-name="T3">Photo Booth Rental in San Dimas view</text:span></text:a></text:p>
      <text:p text:style-name="P1"><text:a xlink:type="simple" xlink:href="https://docs.google.com/presentation/d/1fvTflhsWesISH4lfHw1wociakuzg2I-0Wqc9nYCTSpY/edit?usp=sharing" text:style-name="ListLabel_20_1" text:visited-style-name="ListLabel_20_1"><text:span text:style-name="T3">Photo Booth Rental in San Dimas</text:span></text:a></text:p>
      <text:p text:style-name="P1"><text:a xlink:type="simple" xlink:href="https://docs.google.com/presentation/d/1fvTflhsWesISH4lfHw1wociakuzg2I-0Wqc9nYCTSpY/pub?start=true&amp;loop=true&amp;delayms=3000" text:style-name="ListLabel_20_1" text:visited-style-name="ListLabel_20_1"><text:span text:style-name="T3">Photo Booth Rental in San Dimas pub</text:span></text:a></text:p>
      <text:p text:style-name="P1"><text:a xlink:type="simple" xlink:href="https://docs.google.com/presentation/d/1fvTflhsWesISH4lfHw1wociakuzg2I-0Wqc9nYCTSpY/view" text:style-name="ListLabel_20_1" text:visited-style-name="ListLabel_20_1"><text:span text:style-name="T3">Photo Booth Rental in San Dimas view</text:span></text:a></text:p>
      <text:p text:style-name="P1"><text:a xlink:type="simple" xlink:href="https://docs.google.com/presentation/d/1fvTflhsWesISH4lfHw1wociakuzg2I-0Wqc9nYCTSpY/htmlpresent" text:style-name="ListLabel_20_1" text:visited-style-name="ListLabel_20_1"><text:span text:style-name="T3">Photo Booth Rental in San Dimas html</text:span></text:a></text:p>
      <text:p text:style-name="P1"><text:a xlink:type="simple" xlink:href="https://calendar.google.com/calendar/embed?src=991dcf7917d4d5913fd59063ec1928e8d70978fc7d029c51d73ac52ee0dacaa2@group.calendar.google.com" text:style-name="ListLabel_20_1" text:visited-style-name="ListLabel_20_1"><text:span text:style-name="T3">Calendar - Photo Booth Rental in San Dimas</text:span></text:a></text:p>
      <text:p text:style-name="P1"><text:a xlink:type="simple" xlink:href="https://www.google.com/calendar/event?eid=dXRxaGI0Y25uZHNqZ25jYTN0dWJlbXVhbzg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www.google.com/calendar/event?eid=ZnVlbHRzcG9zZ3N2NmlncHQybnFvODdsaWM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www.google.com/calendar/event?eid=MWlyY3ZpdTFxYmhqNDZsYTVhNWNya2VrbjA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www.google.com/calendar/event?eid=dWozcWRtYm0zanFpaHZmczcza3JidmM3aG8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www.google.com/calendar/event?eid=cHQ5ajBjNHAxZnZvNGhvYWhkZDAwcTZ0NGc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www.google.com/calendar/event?eid=dTc2YTlpdGpxZXI5cjM1YjBmaWFtNGV1ZTQ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www.google.com/calendar/event?eid=azg1YnB1Y3U3N3N0NW4xYTdvbjRwZ2Rtdmc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www.google.com/calendar/event?eid=dHBlMDJubG1qbXNvNW45MDhhcHJsMWd2dG8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www.google.com/calendar/event?eid=aDRiZ2Y5bzZwbTV0bWszdG5kaGJuMnVsN2s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www.google.com/calendar/event?eid=bjQ3bXRpMXYwa3JmdGFuZzN0ZHJnMHA4dDA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soft-page-break/><text:a xlink:type="simple" xlink:href="https://www.google.com/calendar/event?eid=NXJscTQ4dGk5b2J1Z3JhaTY1YXFtMzg2OWs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www.google.com/calendar/event?eid=b2hiODY1czFwNmZucGppcWV0Y2w3dDNzajg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www.google.com/calendar/event?eid=aGo1aWs0aXE0NThvOGdsZWlqMmRncHBjZ3M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www.google.com/calendar/event?eid=OThlYmk2aG5pcWpqbmwwdmNpOGRtNWIydm8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www.google.com/calendar/event?eid=dGVzNWJpbGVhZmIxbzNibGdrNXJtOGEycDQ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youtu.be/pwiqBbyeUjE" text:style-name="ListLabel_20_1" text:visited-style-name="ListLabel_20_1"><text:span text:style-name="T3">Photo Booth Rental in San Dimas</text:span></text:a></text:p>
      <text:p text:style-name="P1"><text:a xlink:type="simple" xlink:href="https://youtu.be/1-dEkZNtZHI" text:style-name="ListLabel_20_1" text:visited-style-name="ListLabel_20_1"><text:span text:style-name="T3">Photo Booth Rental in San Dimas</text:span></text:a></text:p>
      <text:p text:style-name="P1"><text:a xlink:type="simple" xlink:href="https://youtu.be/FPsGz17-j10" text:style-name="ListLabel_20_1" text:visited-style-name="ListLabel_20_1"><text:span text:style-name="T3">Photo Booth Rental in San Dimas</text:span></text:a></text:p>
      <text:p text:style-name="P1"><text:a xlink:type="simple" xlink:href="https://youtu.be/EmCLBIu0R2I" text:style-name="ListLabel_20_1" text:visited-style-name="ListLabel_20_1"><text:span text:style-name="T3">Photo Booth Rental in San Dimas</text:span></text:a></text:p>
      <text:p text:style-name="P1"><text:a xlink:type="simple" xlink:href="https://youtu.be/10hlB0RTfVM" text:style-name="ListLabel_20_1" text:visited-style-name="ListLabel_20_1"><text:span text:style-name="T3">Photo Booth Rental in San Dimas</text:span></text:a></text:p>
      <text:p text:style-name="P1"><text:a xlink:type="simple" xlink:href="https://docs.google.com/spreadsheets/d/172b-pafMiH17ZIZnzIJi_CUmm1PSoAcz1zjaHnlYzwo/edit#gid=0" text:style-name="ListLabel_20_1" text:visited-style-name="ListLabel_20_1"><text:span text:style-name="T3">Sheet1</text:span></text:a></text:p>
      <text:p text:style-name="P1"><text:a xlink:type="simple" xlink:href="https://docs.google.com/spreadsheets/d/172b-pafMiH17ZIZnzIJi_CUmm1PSoAcz1zjaHnlYzwo/edit#gid=912882892" text:style-name="ListLabel_20_1" text:visited-style-name="ListLabel_20_1"><text:span text:style-name="T3">Keywords</text:span></text:a></text:p>
      <text:p text:style-name="P1"><text:a xlink:type="simple" xlink:href="https://docs.google.com/spreadsheets/d/172b-pafMiH17ZIZnzIJi_CUmm1PSoAcz1zjaHnlYzwo/edit#gid=1000505245" text:style-name="ListLabel_20_1" text:visited-style-name="ListLabel_20_1"><text:span text:style-name="T3">Content</text:span></text:a></text:p>
      <text:p text:style-name="P1"><text:a xlink:type="simple" xlink:href="https://docs.google.com/spreadsheets/d/172b-pafMiH17ZIZnzIJi_CUmm1PSoAcz1zjaHnlYzwo/edit#gid=1741458072" text:style-name="ListLabel_20_1" text:visited-style-name="ListLabel_20_1"><text:span text:style-name="T3">Calendar Events</text:span></text:a></text:p>
      <text:p text:style-name="P1"><text:a xlink:type="simple" xlink:href="https://docs.google.com/spreadsheets/d/172b-pafMiH17ZIZnzIJi_CUmm1PSoAcz1zjaHnlYzwo/edit#gid=483333305" text:style-name="ListLabel_20_1" text:visited-style-name="ListLabel_20_1"><text:span text:style-name="T3">RSS Feeds</text:span></text:a></text:p>
      <text:p text:style-name="P1"><text:a xlink:type="simple" xlink:href="https://drive.google.com/drive/folders/1qWk4p1QBbTlm0KslMuDi6hiu0jJrytIY?usp=sharing" text:style-name="ListLabel_20_1" text:visited-style-name="ListLabel_20_1"><text:span text:style-name="T3">Photo Booth Rental in San Dimas HTML</text:span></text:a></text:p>
      <text:p text:style-name="P1"><text:a xlink:type="simple" xlink:href="https://drive.google.com/file/d/1Z3cZCQyYCzQyQwwXMC6ANNUhCPEbL_Z0/view?usp=sharing" text:style-name="ListLabel_20_1" text:visited-style-name="ListLabel_20_1"><text:span text:style-name="T3">Photo Booth Rental in San Dimas.html</text:span></text:a></text:p>
      <text:p text:style-name="P1"><text:a xlink:type="simple" xlink:href="https://drive.google.com/drive/folders/1t8l4nI2dtgJoeu0f1mtgquwZ0pzjT1Hn?usp=sharing" text:style-name="ListLabel_20_1" text:visited-style-name="ListLabel_20_1"><text:span text:style-name="T3">Photo Booth Rental in San Dimas MSFT</text:span></text:a></text:p>
      <text:p text:style-name="P1"><text:a xlink:type="simple" xlink:href="https://docs.google.com/document/d/16ksrXgiAPa7XwtXui4gT9DFD7ibjsV4hUm9abtUGKKk/edit?usp=sharing" text:style-name="ListLabel_20_1" text:visited-style-name="ListLabel_20_1"><text:span text:style-name="T3">photobooth rental San Dimas</text:span></text:a></text:p>
      <text:p text:style-name="P1"><text:a xlink:type="simple" xlink:href="https://docs.google.com/document/d/16ksrXgiAPa7XwtXui4gT9DFD7ibjsV4hUm9abtUGKKk/pub" text:style-name="ListLabel_20_1" text:visited-style-name="ListLabel_20_1"><text:span text:style-name="T3">photobooth rental San Dimas pub</text:span></text:a></text:p>
      <text:p text:style-name="P1"><text:a xlink:type="simple" xlink:href="https://docs.google.com/document/d/16ksrXgiAPa7XwtXui4gT9DFD7ibjsV4hUm9abtUGKKk/view" text:style-name="ListLabel_20_1" text:visited-style-name="ListLabel_20_1"><text:span text:style-name="T3">photobooth rental San Dimas view</text:span></text:a></text:p>
      <text:p text:style-name="P1"><text:soft-page-break/><text:a xlink:type="simple" xlink:href="https://docs.google.com/document/d/1Mk65ohqBybIiI3vhebCGd9vZzj_8ZroSkMhlymHrVzo/edit?usp=sharing" text:style-name="ListLabel_20_1" text:visited-style-name="ListLabel_20_1"><text:span text:style-name="T3">inflatable photo booth rental near San Dimas</text:span></text:a></text:p>
      <text:p text:style-name="P1"><text:a xlink:type="simple" xlink:href="https://docs.google.com/document/d/1Mk65ohqBybIiI3vhebCGd9vZzj_8ZroSkMhlymHrVzo/pub" text:style-name="ListLabel_20_1" text:visited-style-name="ListLabel_20_1"><text:span text:style-name="T3">inflatable photo booth rental near San Dimas pub</text:span></text:a></text:p>
      <text:p text:style-name="P1"><text:a xlink:type="simple" xlink:href="https://docs.google.com/document/d/1Mk65ohqBybIiI3vhebCGd9vZzj_8ZroSkMhlymHrVzo/view" text:style-name="ListLabel_20_1" text:visited-style-name="ListLabel_20_1"><text:span text:style-name="T3">inflatable photo booth rental near San Dimas view</text:span></text:a></text:p>
      <text:p text:style-name="P1"><text:a xlink:type="simple" xlink:href="https://docs.google.com/document/d/11tk9fqrmIWDzSbzuSAtDMhsDEKDtX0e_TsqTumyGNrA/edit?usp=sharing" text:style-name="ListLabel_20_1" text:visited-style-name="ListLabel_20_1"><text:span text:style-name="T3">photo booth rental San Dimas</text:span></text:a></text:p>
      <text:p text:style-name="P1"><text:a xlink:type="simple" xlink:href="https://docs.google.com/document/d/11tk9fqrmIWDzSbzuSAtDMhsDEKDtX0e_TsqTumyGNrA/pub" text:style-name="ListLabel_20_1" text:visited-style-name="ListLabel_20_1"><text:span text:style-name="T3">photo booth rental San Dimas pub</text:span></text:a></text:p>
      <text:p text:style-name="P1"><text:a xlink:type="simple" xlink:href="https://docs.google.com/document/d/11tk9fqrmIWDzSbzuSAtDMhsDEKDtX0e_TsqTumyGNrA/view" text:style-name="ListLabel_20_1" text:visited-style-name="ListLabel_20_1"><text:span text:style-name="T3">photo booth rental San Dimas view</text:span></text:a></text:p>
      <text:p text:style-name="P1"><text:a xlink:type="simple" xlink:href="https://sites.google.com/view/photobooth-rental-culver-city/corporate-event-photo-booth-culver-city" text:style-name="ListLabel_20_1" text:visited-style-name="ListLabel_20_1"><text:span text:style-name="T3">Photo Booth Rental in San Dimas</text:span></text:a></text:p>
      <text:p text:style-name="P1"><text:a xlink:type="simple" xlink:href="https://sites.google.com/view/photobooth-rental-culver-city/wedding-photo-booth-rental-in-culver-city" text:style-name="ListLabel_20_1" text:visited-style-name="ListLabel_20_1"><text:span text:style-name="T3">Photo Booth Rental in San Dimas</text:span></text:a></text:p>
      <text:p text:style-name="P1"><text:a xlink:type="simple" xlink:href="https://sites.google.com/view/culvercityphotoboothrentals/photo-booth-for-rental-in-culver-city" text:style-name="ListLabel_20_1" text:visited-style-name="ListLabel_20_1"><text:span text:style-name="T3">Photo Booth Rental in San Dimas</text:span></text:a></text:p>
      <text:p text:style-name="P1"><text:a xlink:type="simple" xlink:href="https://sites.google.com/view/culvercityphotoboothrentals/photo-booth-for-rent-near-culver-city" text:style-name="ListLabel_20_1" text:visited-style-name="ListLabel_20_1"><text:span text:style-name="T3">Photo Booth Rental in San Dimas</text:span></text:a></text:p>
      <text:p text:style-name="P1"><text:a xlink:type="simple" xlink:href="https://sites.google.com/view/culvercityphotoboothrentals/photo-booth-rental-in-culver-city_1" text:style-name="ListLabel_20_1" text:visited-style-name="ListLabel_20_1"><text:span text:style-name="T3">Photo Booth Rental in San Dimas</text:span></text:a></text:p>
      <text:p text:style-name="P1"><text:a xlink:type="simple" xlink:href="https://docs.google.com/document/d/1HNG-Mm7AjlFSke6SXL_GjJNFAdcVnn4CX1Xtchhdgzs/edit?usp=sharing" text:style-name="ListLabel_20_1" text:visited-style-name="ListLabel_20_1"><text:span text:style-name="T3">led photo booth rental San Dimas</text:span></text:a></text:p>
      <text:p text:style-name="P1"><text:a xlink:type="simple" xlink:href="https://docs.google.com/document/d/1HNG-Mm7AjlFSke6SXL_GjJNFAdcVnn4CX1Xtchhdgzs/pub" text:style-name="ListLabel_20_1" text:visited-style-name="ListLabel_20_1"><text:span text:style-name="T3">led photo booth rental San Dimas pub</text:span></text:a></text:p>
      <text:p text:style-name="P1"><text:a xlink:type="simple" xlink:href="https://docs.google.com/document/d/1HNG-Mm7AjlFSke6SXL_GjJNFAdcVnn4CX1Xtchhdgzs/view" text:style-name="ListLabel_20_1" text:visited-style-name="ListLabel_20_1"><text:span text:style-name="T3">led photo booth rental San Dimas view</text:span></text:a></text:p>
      <text:p text:style-name="P1"><text:a xlink:type="simple" xlink:href="https://docs.google.com/document/d/1UysCetmfa3wcEtBwlQC-oeMqPrRKBrbthXvKpISmSSM/edit?usp=sharing" text:style-name="ListLabel_20_1" text:visited-style-name="ListLabel_20_1"><text:span text:style-name="T3">rent a photo booth San Dimas</text:span></text:a></text:p>
      <text:p text:style-name="P1"><text:a xlink:type="simple" xlink:href="https://docs.google.com/document/d/1UysCetmfa3wcEtBwlQC-oeMqPrRKBrbthXvKpISmSSM/pub" text:style-name="ListLabel_20_1" text:visited-style-name="ListLabel_20_1"><text:span text:style-name="T3">rent a photo booth San Dimas pub</text:span></text:a></text:p>
      <text:p text:style-name="P1"><text:a xlink:type="simple" xlink:href="https://docs.google.com/document/d/1UysCetmfa3wcEtBwlQC-oeMqPrRKBrbthXvKpISmSSM/view" text:style-name="ListLabel_20_1" text:visited-style-name="ListLabel_20_1"><text:span text:style-name="T3">rent a photo booth San Dimas view</text:span></text:a></text:p>
      <text:p text:style-name="P1"><text:a xlink:type="simple" xlink:href="https://docs.google.com/document/d/1JC_HvfXElPvazk1PGIQDoQsd3hLZ-2V8TfBLbi5LA_s/edit?usp=sharing" text:style-name="ListLabel_20_1" text:visited-style-name="ListLabel_20_1"><text:span text:style-name="T3">selfie booth rental San Dimas</text:span></text:a></text:p>
      <text:p text:style-name="P1"><text:a xlink:type="simple" xlink:href="https://docs.google.com/document/d/1JC_HvfXElPvazk1PGIQDoQsd3hLZ-2V8TfBLbi5LA_s/pub" text:style-name="ListLabel_20_1" text:visited-style-name="ListLabel_20_1"><text:span text:style-name="T3">selfie booth rental San Dimas pub</text:span></text:a></text:p>
      <text:p text:style-name="P1"><text:a xlink:type="simple" xlink:href="https://docs.google.com/document/d/1JC_HvfXElPvazk1PGIQDoQsd3hLZ-2V8TfBLbi5LA_s/view" text:style-name="ListLabel_20_1" text:visited-style-name="ListLabel_20_1"><text:span text:style-name="T3">selfie booth rental San Dimas view</text:span></text:a></text:p>
      <text:p text:style-name="P1"><text:a xlink:type="simple" xlink:href="https://sites.google.com/view/photobooth-rental-culver-city/corporate-event-photo-booth-culver-city" text:style-name="ListLabel_20_1" text:visited-style-name="ListLabel_20_1"><text:span text:style-name="T3">Photo Booth Rental in San Dimas</text:span></text:a></text:p>
      <text:p text:style-name="P1"><text:soft-page-break/><text:a xlink:type="simple" xlink:href="https://sites.google.com/view/photobooth-rental-culver-city/wedding-photo-booth-rental-in-culver-city" text:style-name="ListLabel_20_1" text:visited-style-name="ListLabel_20_1"><text:span text:style-name="T3">Photo Booth Rental in San Dimas</text:span></text:a></text:p>
      <text:p text:style-name="P1"><text:a xlink:type="simple" xlink:href="https://sites.google.com/view/culvercityphotoboothrentals/photo-booth-for-rental-in-culver-city" text:style-name="ListLabel_20_1" text:visited-style-name="ListLabel_20_1"><text:span text:style-name="T3">Photo Booth Rental in San Dimas</text:span></text:a></text:p>
      <text:p text:style-name="P1"><text:a xlink:type="simple" xlink:href="https://sites.google.com/view/culvercityphotoboothrentals/photo-booth-for-rent-near-culver-city" text:style-name="ListLabel_20_1" text:visited-style-name="ListLabel_20_1"><text:span text:style-name="T3">Photo Booth Rental in San Dimas</text:span></text:a></text:p>
      <text:p text:style-name="P1"><text:a xlink:type="simple" xlink:href="https://sites.google.com/view/culvercityphotoboothrentals/photo-booth-rental-in-culver-city_1" text:style-name="ListLabel_20_1" text:visited-style-name="ListLabel_20_1"><text:span text:style-name="T3">Photo Booth Rental in San Dimas</text:span></text:a></text:p>
      <text:p text:style-name="P1"><text:a xlink:type="simple" xlink:href="https://docs.google.com/document/d/1zBMgmTqTUSZ2qWsiXfyokhBAy7dJQrSyhXL3oxRaWU0/edit?usp=sharing" text:style-name="ListLabel_20_1" text:visited-style-name="ListLabel_20_1"><text:span text:style-name="T3">how much does it cost to rent a photo booth San Dimas</text:span></text:a></text:p>
      <text:p text:style-name="P1"><text:a xlink:type="simple" xlink:href="https://docs.google.com/document/d/1zBMgmTqTUSZ2qWsiXfyokhBAy7dJQrSyhXL3oxRaWU0/pub" text:style-name="ListLabel_20_1" text:visited-style-name="ListLabel_20_1"><text:span text:style-name="T3">how much does it cost to rent a photo booth San Dimas pub</text:span></text:a></text:p>
      <text:p text:style-name="P1"><text:a xlink:type="simple" xlink:href="https://docs.google.com/document/d/1zBMgmTqTUSZ2qWsiXfyokhBAy7dJQrSyhXL3oxRaWU0/view" text:style-name="ListLabel_20_1" text:visited-style-name="ListLabel_20_1"><text:span text:style-name="T3">how much does it cost to rent a photo booth San Dimas view</text:span></text:a></text:p>
      <text:p text:style-name="P1"><text:a xlink:type="simple" xlink:href="https://docs.google.com/document/d/12n16T24J_NVKYceAX0Osts4PNBm7XsH1SJz19jAS55M/edit?usp=sharing" text:style-name="ListLabel_20_1" text:visited-style-name="ListLabel_20_1"><text:span text:style-name="T3">led inflatable photo booth rental San Dimas</text:span></text:a></text:p>
      <text:p text:style-name="P1"><text:a xlink:type="simple" xlink:href="https://docs.google.com/document/d/12n16T24J_NVKYceAX0Osts4PNBm7XsH1SJz19jAS55M/pub" text:style-name="ListLabel_20_1" text:visited-style-name="ListLabel_20_1"><text:span text:style-name="T3">led inflatable photo booth rental San Dimas pub</text:span></text:a></text:p>
      <text:p text:style-name="P1"><text:a xlink:type="simple" xlink:href="https://docs.google.com/document/d/12n16T24J_NVKYceAX0Osts4PNBm7XsH1SJz19jAS55M/view" text:style-name="ListLabel_20_1" text:visited-style-name="ListLabel_20_1"><text:span text:style-name="T3">led inflatable photo booth rental San Dimas view</text:span></text:a></text:p>
      <text:p text:style-name="P1"><text:a xlink:type="simple" xlink:href="https://docs.google.com/document/d/1mEKnRYDQHpIgHZyMMxv0WTFnxq8debsgwovyn4J9eHM/edit?usp=sharing" text:style-name="ListLabel_20_1" text:visited-style-name="ListLabel_20_1"><text:span text:style-name="T3">cheap photo booth rental San Dimas</text:span></text:a></text:p>
      <text:p text:style-name="P1"><text:a xlink:type="simple" xlink:href="https://docs.google.com/document/d/1mEKnRYDQHpIgHZyMMxv0WTFnxq8debsgwovyn4J9eHM/pub" text:style-name="ListLabel_20_1" text:visited-style-name="ListLabel_20_1"><text:span text:style-name="T3">cheap photo booth rental San Dimas pub</text:span></text:a></text:p>
      <text:p text:style-name="P1"><text:a xlink:type="simple" xlink:href="https://docs.google.com/document/d/1mEKnRYDQHpIgHZyMMxv0WTFnxq8debsgwovyn4J9eHM/view" text:style-name="ListLabel_20_1" text:visited-style-name="ListLabel_20_1"><text:span text:style-name="T3">cheap photo booth rental San Dimas view</text:span></text:a></text:p>
      <text:p text:style-name="P1"><text:a xlink:type="simple" xlink:href="https://sites.google.com/view/photobooth-rental-culver-city/corporate-event-photo-booth-culver-city" text:style-name="ListLabel_20_1" text:visited-style-name="ListLabel_20_1"><text:span text:style-name="T3">Photo Booth Rental in San Dimas</text:span></text:a></text:p>
      <text:p text:style-name="P1"><text:a xlink:type="simple" xlink:href="https://sites.google.com/view/photobooth-rental-culver-city/wedding-photo-booth-rental-in-culver-city" text:style-name="ListLabel_20_1" text:visited-style-name="ListLabel_20_1"><text:span text:style-name="T3">Photo Booth Rental in San Dimas</text:span></text:a></text:p>
      <text:p text:style-name="P1"><text:a xlink:type="simple" xlink:href="https://sites.google.com/view/culvercityphotoboothrentals/photo-booth-for-rental-in-culver-city" text:style-name="ListLabel_20_1" text:visited-style-name="ListLabel_20_1"><text:span text:style-name="T3">Photo Booth Rental in San Dimas</text:span></text:a></text:p>
      <text:p text:style-name="P1"><text:a xlink:type="simple" xlink:href="https://sites.google.com/view/culvercityphotoboothrentals/photo-booth-for-rent-near-culver-city" text:style-name="ListLabel_20_1" text:visited-style-name="ListLabel_20_1"><text:span text:style-name="T3">Photo Booth Rental in San Dimas</text:span></text:a></text:p>
      <text:p text:style-name="P1"><text:a xlink:type="simple" xlink:href="https://sites.google.com/view/culvercityphotoboothrentals/photo-booth-rental-in-culver-city_1" text:style-name="ListLabel_20_1" text:visited-style-name="ListLabel_20_1"><text:span text:style-name="T3">Photo Booth Rental in San Dimas</text:span></text:a></text:p>
      <text:p text:style-name="P1"><text:a xlink:type="simple" xlink:href="https://docs.google.com/document/d/1Vbc_ZyFtaQFub_edxxfhcb2XzVM-Kc3owPzCM9ntHuo/edit?usp=sharing" text:style-name="ListLabel_20_1" text:visited-style-name="ListLabel_20_1"><text:span text:style-name="T3">open air photo booth rental San Dimas</text:span></text:a></text:p>
      <text:p text:style-name="P1"><text:a xlink:type="simple" xlink:href="https://docs.google.com/document/d/1Vbc_ZyFtaQFub_edxxfhcb2XzVM-Kc3owPzCM9ntHuo/pub" text:style-name="ListLabel_20_1" text:visited-style-name="ListLabel_20_1"><text:span text:style-name="T3">open air photo booth rental San Dimas pub</text:span></text:a></text:p>
      <text:p text:style-name="P1"><text:a xlink:type="simple" xlink:href="https://docs.google.com/document/d/1Vbc_ZyFtaQFub_edxxfhcb2XzVM-Kc3owPzCM9ntHuo/view" text:style-name="ListLabel_20_1" text:visited-style-name="ListLabel_20_1"><text:span text:style-name="T3">open air photo booth rental San Dimas view</text:span></text:a></text:p>
      <text:p text:style-name="P1"><text:soft-page-break/><text:a xlink:type="simple" xlink:href="https://docs.google.com/document/d/1hY1aOw6ig84dcnr_rQAdAZhl7-PSadaynGKDWoQrvKE/edit?usp=sharing" text:style-name="ListLabel_20_1" text:visited-style-name="ListLabel_20_1"><text:span text:style-name="T3">blow up photo booth San Dimas</text:span></text:a></text:p>
      <text:p text:style-name="P1"><text:a xlink:type="simple" xlink:href="https://docs.google.com/document/d/1hY1aOw6ig84dcnr_rQAdAZhl7-PSadaynGKDWoQrvKE/pub" text:style-name="ListLabel_20_1" text:visited-style-name="ListLabel_20_1"><text:span text:style-name="T3">blow up photo booth San Dimas pub</text:span></text:a></text:p>
      <text:p text:style-name="P1"><text:a xlink:type="simple" xlink:href="https://docs.google.com/document/d/1hY1aOw6ig84dcnr_rQAdAZhl7-PSadaynGKDWoQrvKE/view" text:style-name="ListLabel_20_1" text:visited-style-name="ListLabel_20_1"><text:span text:style-name="T3">blow up photo booth San Dimas view</text:span></text:a></text:p>
      <text:p text:style-name="P1"><text:a xlink:type="simple" xlink:href="https://docs.google.com/document/d/1j_6muiOkRhsiTiBxdU7WmXvvt3DeAVPp9ue65B1yV2I/edit?usp=sharing" text:style-name="ListLabel_20_1" text:visited-style-name="ListLabel_20_1"><text:span text:style-name="T3">digital photo booth rental San Dimas</text:span></text:a></text:p>
      <text:p text:style-name="P1"><text:a xlink:type="simple" xlink:href="https://docs.google.com/document/d/1j_6muiOkRhsiTiBxdU7WmXvvt3DeAVPp9ue65B1yV2I/pub" text:style-name="ListLabel_20_1" text:visited-style-name="ListLabel_20_1"><text:span text:style-name="T3">digital photo booth rental San Dimas pub</text:span></text:a></text:p>
      <text:p text:style-name="P1"><text:a xlink:type="simple" xlink:href="https://docs.google.com/document/d/1j_6muiOkRhsiTiBxdU7WmXvvt3DeAVPp9ue65B1yV2I/view" text:style-name="ListLabel_20_1" text:visited-style-name="ListLabel_20_1"><text:span text:style-name="T3">digital photo booth rental San Dimas view</text:span></text:a></text:p>
      <text:p text:style-name="P1"><text:a xlink:type="simple" xlink:href="https://sites.google.com/view/photobooth-rental-culver-city/corporate-event-photo-booth-culver-city" text:style-name="ListLabel_20_1" text:visited-style-name="ListLabel_20_1"><text:span text:style-name="T3">Photo Booth Rental in San Dimas</text:span></text:a></text:p>
      <text:p text:style-name="P1"><text:a xlink:type="simple" xlink:href="https://sites.google.com/view/photobooth-rental-culver-city/wedding-photo-booth-rental-in-culver-city" text:style-name="ListLabel_20_1" text:visited-style-name="ListLabel_20_1"><text:span text:style-name="T3">Photo Booth Rental in San Dimas</text:span></text:a></text:p>
      <text:p text:style-name="P1"><text:a xlink:type="simple" xlink:href="https://sites.google.com/view/culvercityphotoboothrentals/photo-booth-for-rental-in-culver-city" text:style-name="ListLabel_20_1" text:visited-style-name="ListLabel_20_1"><text:span text:style-name="T3">Photo Booth Rental in San Dimas</text:span></text:a></text:p>
      <text:p text:style-name="P1"><text:a xlink:type="simple" xlink:href="https://sites.google.com/view/culvercityphotoboothrentals/photo-booth-for-rent-near-culver-city" text:style-name="ListLabel_20_1" text:visited-style-name="ListLabel_20_1"><text:span text:style-name="T3">Photo Booth Rental in San Dimas</text:span></text:a></text:p>
      <text:p text:style-name="P1"><text:a xlink:type="simple" xlink:href="https://sites.google.com/view/culvercityphotoboothrentals/photo-booth-rental-in-culver-city_1" text:style-name="ListLabel_20_1" text:visited-style-name="ListLabel_20_1"><text:span text:style-name="T3">Photo Booth Rental in San Dimas</text:span></text:a></text:p>
      <text:p text:style-name="P4"/>
      <text:p text:style-name="P9"><text:span text:style-name="T2">CONTACT US</text:span></text:p>
      <text:p text:style-name="P1">You can reach us at :</text:p>
      <text:p text:style-name="P1"/>
      <text:p text:style-name="P1">Lucky Frog Photo Booth - 360 PHOTO BOOTH RENTAL in Los Angeles</text:p>
      <text:p text:style-name="P1">1131 Elden Ave Apt #102, Los Angeles, CA 90006</text:p>
      <text:p text:style-name="P1">(562) 303-9926</text:p>
      <text:p text:style-name="P1"/>
      <text:p text:style-name="P3"/>
      <text:p text:style-name="P7"><text:span text:style-name="T2">Website</text:span></text:p>
      <text:p text:style-name="P1">Visit our Website here :</text:p>
      <text:p text:style-name="P1"/>
      <text:p text:style-name="P1"><text:a xlink:type="simple" xlink:href="https://sites.google.com/view/photoboothrentalnearsandimas/home" text:style-name="ListLabel_20_1" text:visited-style-name="ListLabel_20_1"><text:span text:style-name="T3">https://sites.google.com/view/photoboothrentalnearsandimas/home</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Poppins" svg:font-family="Poppi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oppins1" svg:font-family="Poppi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24pt" fo:font-style="normal" fo:font-weight="bold" style:font-size-asian="24pt" style:font-style-asian="normal" style:font-weight-asian="bold" style:font-size-complex="24pt"/>
    </style:style>
    <style:style style:name="Heading_20_2" style:display-name="Heading 2" style:family="paragraph" style:parent-style-name="normal" style:next-style-name="Standard" style:default-outline-level="" style:class="text">
      <style:paragraph-properties fo:margin-top="0.1563in" fo:margin-bottom="0.1563in" loext:contextual-spacing="false" fo:line-height="100%" fo:padding="0in" fo:border="none"/>
      <style:text-properties fo:font-size="18pt" fo:font-style="normal" fo:font-weight="bold" style:font-size-asian="18pt" style:font-style-asian="normal" style:font-weight-asian="bold" style:font-size-complex="18pt"/>
    </style:style>
    <style:style style:name="Heading_20_3" style:display-name="Heading 3"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14pt" fo:font-style="normal" fo:font-weight="bold" style:font-size-asian="14pt" style:font-style-asian="normal" style:font-weight-asian="bold" style:font-size-complex="14pt"/>
    </style:style>
    <style:style style:name="Heading_20_4" style:display-name="Heading 4"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12pt" fo:font-style="normal" fo:font-weight="bold" style:font-size-asian="12pt" style:font-style-asian="normal" style:font-weight-asian="bold" style:font-size-complex="12pt"/>
    </style:style>
    <style:style style:name="Heading_20_5" style:display-name="Heading 5"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9pt" fo:font-style="normal" fo:font-weight="bold" style:font-size-asian="9pt" style:font-style-asian="normal" style:font-weight-asian="bold" style:font-size-complex="9pt"/>
    </style:style>
    <style:style style:name="Heading_20_6" style:display-name="Heading 6" style:family="paragraph" style:parent-style-name="normal" style:next-style-name="Standard" style:default-outline-level="" style:class="text">
      <style:paragraph-properties fo:margin-top="0.25in" fo:margin-bottom="0.25in" loext:contextual-spacing="false" fo:line-height="100%" fo:padding="0in" fo:border="none"/>
      <style:text-properties fo:font-size="8pt" fo:font-style="normal" fo:font-weight="bold" style:font-size-asian="8pt" style:font-style-asian="normal" style:font-weight-asian="bold" style:font-size-complex="8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ListLabel_20_1" style:display-name="ListLabel 1" style:family="text">
      <style:text-properties fo:color="#0000ee"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color="#0000ee" style:text-underline-style="solid" style:text-underline-width="auto" style:text-underline-color="font-color"/>
    </style:style>
    <style:style style:name="MP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MT1" style:family="text"/>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
        <text:p text:style-name="MP2"><draw:frame draw:style-name="Mfr1" draw:name="image1.jpg" text:anchor-type="as-char" svg:width="6.25in" svg:height="6.25in" draw:z-index="7"><draw:image xlink:href="Pictures/100000000000043800000438CAA7B5FE0B8C37CC.jpg" xlink:type="simple" xlink:show="embed" xlink:actuate="onLoad" loext:mime-type="image/jpeg"/><svg:desc>https://drive.google.com/file/d/1tpnxuW89TUi11jKtDR9JDr08CDxHmMk0/view?usp=drivesdk</svg:desc></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8" meta:paragraph-count="132" meta:word-count="2496" meta:character-count="14820" meta:non-whitespace-character-count="12454"/>
    <meta:generator>LibreOfficeDev/6.0.5.2$Linux_X86_64 LibreOffice_project/</meta:generator>
  </office:meta>
</office:document-meta>
</file>